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00ad2" officeooo:paragraph-rsid="00200ad2"/>
    </style:style>
    <style:style style:name="P2" style:family="paragraph" style:parent-style-name="Standard">
      <style:text-properties officeooo:rsid="00200ad2" officeooo:paragraph-rsid="00209774"/>
    </style:style>
    <style:style style:name="P3" style:family="paragraph" style:parent-style-name="Standard">
      <style:text-properties officeooo:rsid="00200ad2" officeooo:paragraph-rsid="003dfc90"/>
    </style:style>
    <style:style style:name="P4" style:family="paragraph" style:parent-style-name="Standard">
      <style:text-properties officeooo:rsid="00200ad2" officeooo:paragraph-rsid="00561eaa"/>
    </style:style>
    <style:style style:name="P5" style:family="paragraph" style:parent-style-name="Standard">
      <style:text-properties officeooo:rsid="00200ad2" officeooo:paragraph-rsid="005cbd29"/>
    </style:style>
    <style:style style:name="P6" style:family="paragraph" style:parent-style-name="Standard">
      <style:text-properties officeooo:paragraph-rsid="00200ad2"/>
    </style:style>
    <style:style style:name="P7" style:family="paragraph" style:parent-style-name="Standard">
      <style:text-properties officeooo:rsid="003ddd48" officeooo:paragraph-rsid="003ddd48"/>
    </style:style>
    <style:style style:name="P8"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01b9c4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1f1a2c"/>
    </style:style>
    <style:style style:name="T5" style:family="text">
      <style:text-properties officeooo:rsid="00209774"/>
    </style:style>
    <style:style style:name="T6" style:family="text">
      <style:text-properties style:font-name="Arial" style:font-size-asian="10.5pt"/>
    </style:style>
    <style:style style:name="T7" style:family="text">
      <style:text-properties style:font-name="Arial" officeooo:rsid="00200ad2" style:font-size-asian="10.5pt"/>
    </style:style>
    <style:style style:name="T8" style:family="text">
      <style:text-properties style:font-name="Arial" officeooo:rsid="00209774" style:font-size-asian="10.5pt"/>
    </style:style>
    <style:style style:name="T9" style:family="text">
      <style:text-properties style:font-name="Arial" officeooo:rsid="0021afde" style:font-size-asian="10.5pt"/>
    </style:style>
    <style:style style:name="T10" style:family="text">
      <style:text-properties style:font-name="Arial" officeooo:rsid="003ddd48" style:font-size-asian="10.5pt"/>
    </style:style>
    <style:style style:name="T11" style:family="text">
      <style:text-properties style:font-name="Arial" officeooo:rsid="003dfc90" style:font-size-asian="10.5pt"/>
    </style:style>
    <style:style style:name="T12" style:family="text">
      <style:text-properties style:font-name="Arial" officeooo:rsid="00561eaa" style:font-size-asian="10.5pt"/>
    </style:style>
    <style:style style:name="T13" style:family="text">
      <style:text-properties style:font-size-asian="10.5pt"/>
    </style:style>
    <style:style style:name="T14" style:family="text">
      <style:text-properties officeooo:rsid="00209774" style:font-size-asian="10.5pt"/>
    </style:style>
    <style:style style:name="T15" style:family="text">
      <style:text-properties officeooo:rsid="003ddd48"/>
    </style:style>
    <style:style style:name="T16" style:family="text">
      <style:text-properties officeooo:rsid="003dfc90"/>
    </style: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2" form:control-implementation="ooo:com.sun.star.form.component.CommandButton" xml:id="control1" form:id="control1" form:label="Create translated program"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trans?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draw:control text:anchor-type="as-char" svg:y="-0.718cm" draw:z-index="0" draw:name="Forme1" draw:style-name="gr1" draw:text-style-name="P8" svg:width="5.811cm" svg:height="0.71cm" draw:control="control1"/></text:p>
      <text:p text:style-name="P7">Crossing</text:p>
      <text:p text:style-name="Standard"/>
      <text:p text:style-name="Standard">With this text, comes a translation macro for OpenSCAD customizer. </text:p>
      <text:p text:style-name="Standard">You shall select the appropriate text file before starting the macro (OpenSCAD_translate).</text:p>
      <text:p text:style-name="Standard">As for now, it is very primitive and don’t really ‘detect’ a langage. </text:p>
      <text:p text:style-name="P3"><text:span text:style-name="Source_20_Text"><text:span text:style-name="T11">E</text:span></text:span><text:span text:style-name="Source_20_Text"><text:span text:style-name="T6">verything </text:span></text:span><text:span text:style-name="Source_20_Text"><text:span text:style-name="T11">is </text:span></text:span><text:span text:style-name="Source_20_Text"><text:span text:style-name="T6">hard coded, so you have to change values for file names and directories, and also for language prefixes.</text:span></text:span></text:p>
      <text:p text:style-name="Standard">It does have very simple actions and now is not capable to handle more than the main langage and another one. That may not be very big work to modify the macro to handle <text:span text:style-name="T16">multiple languages</text:span>, anyway: </text:p>
      <text:p text:style-name="Standard"/>
      <text:p text:style-name="Standard">Input fields description </text:p>
      <text:p text:style-name="Standard">When encountering a comment with the langage prefix (defined in a macro variable), it remove the next line (supposedly the default langage). <text:span text:style-name="T1">The prefix of the comment line is also removed</text:span> so:</text:p>
      <text:p text:style-name="Standard"><text:span text:style-name="Source_20_Text">//lg:</text:span><text:span text:style-name="Source_20_Text"><text:span text:style-name="T1">L</text:span></text:span><text:span text:style-name="Source_20_Text">ocalized fi</text:span><text:span text:style-name="Source_20_Text"><text:span text:style-name="T1">e</text:span></text:span><text:span text:style-name="Source_20_Text">ld </text:span><text:span text:style-name="Source_20_Text"><text:span text:style-name="T1">description</text:span></text:span></text:p>
      <text:p text:style-name="Standard"><text:span text:style-name="Source_20_Text">//</text:span><text:span text:style-name="Source_20_Text"><text:span text:style-name="T1">F</text:span></text:span><text:span text:style-name="Source_20_Text">ield original description </text:span></text:p>
      <text:p text:style-name="Standard"><text:span text:style-name="Source_20_Text">myfield=0; // [0:2:10]</text:span></text:p>
      <text:p text:style-name="Standard">will became:</text:p>
      <text:p text:style-name="Standard"><text:span text:style-name="Source_20_Text">//</text:span><text:span text:style-name="Source_20_Text"><text:span text:style-name="T1">L</text:span></text:span><text:span text:style-name="Source_20_Text">ocalized fi</text:span><text:span text:style-name="Source_20_Text"><text:span text:style-name="T1">e</text:span></text:span><text:span text:style-name="Source_20_Text">ld </text:span><text:span text:style-name="Source_20_Text"><text:span text:style-name="T1">description</text:span></text:span></text:p>
      <text:p text:style-name="Standard"><text:span text:style-name="Source_20_Text">myfield=0; // [0:2:10]</text:span></text:p>
      <text:p text:style-name="Standard"/>
      <text:p text:style-name="Standard"><text:span text:style-name="T4">F</text:span>or tabs (note that tabs with no contents are not displayed), the following </text:p>
      <text:p text:style-name="Standard"><text:span text:style-name="Source_20_Text"><text:span text:style-name="T2">/*lg:[Localized tab]*</text:span></text:span><text:span text:style-name="Source_20_Text"><text:span text:style-name="T3">/</text:span></text:span><text:span text:style-name="Source_20_Text"> </text:span></text:p>
      <text:p text:style-name="Standard"><text:span text:style-name="Source_20_Text"><text:span text:style-name="T2">/*[Default tab]*</text:span></text:span><text:span text:style-name="Source_20_Text"><text:span text:style-name="T3">/</text:span></text:span><text:span text:style-name="Source_20_Text"> </text:span></text:p>
      <text:p text:style-name="Standard">will became:</text:p>
      <text:p text:style-name="Standard"><text:span text:style-name="Source_20_Text"><text:span text:style-name="T2">/*[Localized tab]*</text:span></text:span><text:span text:style-name="Source_20_Text"><text:span text:style-name="T3">/</text:span></text:span><text:span text:style-name="Source_20_Text"> </text:span></text:p>
      <text:p text:style-name="Standard"/>
      <text:p text:style-name="P1">and when variables use localized names, the translation shall be AFTER and commented – to not became a description- </text:p>
      <text:p text:style-name="P2"><text:span text:style-name="Source_20_Text">name = "Peter"; // ["Peter", "John", "Edward"]</text:span></text:p>
      <text:p text:style-name="P2"><text:span text:style-name="Source_20_Text">//fr::name = "Pierre"; //["Pierre", "Jean", "Edouard"]</text:span></text:p>
      <text:p text:style-name="P6">will became <text:span text:style-name="T15">(original line removed and next line uncommented)</text:span>:</text:p>
      <text:p text:style-name="P2"><text:span text:style-name="Source_20_Text">name = "Pierre"; //["Pierre", "Jean", "Edouard"]</text:span></text:p>
      <text:p text:style-name="P1"><text:span text:style-name="Source_20_Text"/></text:p>
      <text:p text:style-name="Standard"><text:span text:style-name="Source_20_Text"><text:span text:style-name="T7">To be usable, </text:span></text:span><text:span text:style-name="Source_20_Text"><text:span text:style-name="T9">you</text:span></text:span><text:span text:style-name="Source_20_Text"><text:span text:style-name="T7"> will need </text:span></text:span><text:span text:style-name="Source_20_Text"><text:span text:style-name="T9">to define </text:span></text:span><text:span text:style-name="Source_20_Text"><text:span text:style-name="T8">in </text:span></text:span><text:span text:style-name="Source_20_Text"><text:span text:style-name="T10">a <text:s/>[H</text:span></text:span><text:span text:style-name="Source_20_Text"><text:span text:style-name="T8">idden</text:span></text:span><text:span text:style-name="Source_20_Text"><text:span text:style-name="T10">]</text:span></text:span><text:span text:style-name="Source_20_Text"><text:span text:style-name="T8"> tab something like that</text:span></text:span></text:p>
      <text:p text:style-name="P2"><text:span text:style-name="Source_20_Text"><text:span text:style-name="T5">ar_</text:span></text:span><text:span text:style-name="Source_20_Text">name = ["Peter", "John", "Edward"];</text:span></text:p>
      <text:p text:style-name="P2"><text:span text:style-name="Source_20_Text">//</text:span><text:span text:style-name="Source_20_Text"><text:span text:style-name="T15">lg</text:span></text:span><text:span text:style-name="Source_20_Text">::a</text:span><text:span text:style-name="Source_20_Text"><text:span text:style-name="T5">r_</text:span></text:span><text:span text:style-name="Source_20_Text">name = ["Pierre", "Jean", "Edouard"];</text:span></text:p>
      <text:p text:style-name="P2"><text:span text:style-name="Source_20_Text"><text:span text:style-name="T5">T</text:span></text:span><text:span text:style-name="Source_20_Text"><text:span text:style-name="T6">o be used with something like that:</text:span></text:span></text:p>
      <text:p text:style-name="P2"><text:span text:style-name="Source_20_Text"><text:span text:style-name="T14">if (name==</text:span></text:span><text:span text:style-name="Source_20_Text"><text:span text:style-name="T13">a</text:span></text:span><text:span text:style-name="Source_20_Text"><text:span text:style-name="T14">r_</text:span></text:span><text:span text:style-name="Source_20_Text"><text:span text:style-name="T13">name</text:span></text:span><text:span text:style-name="Source_20_Text"><text:span text:style-name="T14">[i]) {do something}</text:span></text:span></text:p>
      <text:p text:style-name="P2"><text:span text:style-name="Source_20_Text"><text:span text:style-name="T14"/></text:span></text:p>
      <text:p text:style-name="P5"><text:span text:style-name="Source_20_Text"><text:span text:style-name="T12">Large comments to be removed are tagged with:</text:span></text:span></text:p>
      <text:p text:style-name="P5"><text:span text:style-name="Source_20_Text"><text:span text:style-name="T12">the last line shall only have two char comment closing:</text:span></text:span></text:p>
      <text:p text:style-name="P4"><text:span text:style-name="Source_20_Text"><text:span text:style-name="T12">//lg+ Ceci est un commentaire</text:span></text:span></text:p>
      <text:p text:style-name="P4"><text:span text:style-name="Source_20_Text"><text:span text:style-name="T12">multi-ligne pour test</text:span></text:span></text:p>
      <text:p text:style-name="P4"><text:span text:style-name="Source_20_Text"><text:span text:style-name="T12">*/</text:span></text:span></text:p>
      <text:p text:style-name="P4"><text:span text:style-name="Source_20_Text"><text:span text:style-name="T12"/></text:span></text:p>
      <text:p text:style-name="P4"><text:span text:style-name="Source_20_Text"><text:span text:style-name="T12">Original english comments to be removed (if there is an equivalent in local langage)</text:span></text:span></text:p>
      <text:p text:style-name="P4"><text:span text:style-name="Source_20_Text"><text:span text:style-name="T12">//en+ this is a multiline comment</text:span></text:span></text:p>
      <text:p text:style-name="P4"><text:span text:style-name="Source_20_Text"><text:span text:style-name="T12">for test</text:span></text:span></text:p>
      <text:p text:style-name="P4"><text:soft-page-break/><text:span text:style-name="Source_20_Text"><text:span text:style-name="T12">*/</text:span></text:span></text:p>
      <text:p text:style-name="P4"><text:span text:style-name="Source_20_Text"><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1T21:16:50.342000000</meta:creation-date>
    <dc:date>2018-08-19T01:10:54.183000000</dc:date>
    <meta:editing-duration>PT20H7M1S</meta:editing-duration>
    <meta:editing-cycles>75</meta:editing-cycles>
    <meta:generator>LibreOffice/6.0.4.2$Windows_X86_64 LibreOffice_project/9b0d9b32d5dcda91d2f1a96dc04c645c450872bf</meta:generator>
    <meta:document-statistic meta:table-count="0" meta:image-count="0" meta:object-count="0" meta:page-count="2" meta:paragraph-count="39" meta:word-count="298" meta:character-count="1899" meta:non-whitespace-character-count="1627"/>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Option Explicit

sub trans
	dim l1$, l2$, l3$, tag2$, tag1$, tag3$,tag4$, token$, filein$, fileout$, prefix$
	dim txtin as integer, txtout as integer, lrgcomment as boolean
	dim directory, oDoc, curFile
	lrgcomment=false
   	oDoc = ThisComponent
	curFile = ThisComponent.getURL()
	directory = Left(curFile, Len(curFile)-23) 'this is the length of the .odt name
	filein = directory+"Protected_crossing.scad"
	fileout = directory+"Protected_crossing_fr.scad"
	prefix="fr"
	tag1 = "//"+prefix+"::" 'prefix will remove previous line
	tag2 = "//"+prefix+":" 'prefix will remove following line
	tag3 = "/*"+prefix+":" 'prefix will remove following line
	tag4 = "language ="
	token = "ø" 'any rare character could do
	txtin = FreeFile()
	open filein for input as #txtin 
	txtout = FreeFile()
	open fileout for output as #txtout 
	do while not eof(txtin)
		line input #txtin, l3
		if Left(l2,5) = "/*en+" Then 
			lrgcomment = true	
		endif
		if lrgcomment then
			if Left(l2,2) = "*/" Then 
				lrgcomment = false	
			endif
			l2= token
		endif
		if Left(l2,6) = tag1 Then 
	 		l1=token 'remove former line
	 		l2 =Mid(l2,7)
	 	endif
	 	if Left(l2,10) = tag4 Then 'detect language selection
	 		l2 ="language = "+chr(34)+prefix+chr(34)+";"+Mid(l2,17)
	 	endif
	 	if l1&lt;&gt;token then
		    Print #txtout, l1
		endif    
	    l1=l2
	    l2=l3
	    if Left(l1,5) = tag2 Then
	    	l1 =  "//"&amp;Mid(l1,6) 
	 		l2=token 'don't print empty
	 	endif
	 	if Left(l1,5) = tag3 Then
	    	l1 =  "/*"&amp;Mid(l1,6) 
	 		l2=token 'don't print empty
	 	endif
	loop
	Print #txtout, l1
	Print #txtout, l2
	close #txtin
	close #txtout
	msgbox "OpenSCAD translation done"
end sub

sub englishonly
	dim l1$, l2$, l3$, tag2$, tag1$, tag3$,tag4$, token$, filein$, fileout$, prefix$
	dim txtin as integer, txtout as integer, lrgcomment as boolean
	dim directory, oDoc, curFile
	lrgcomment=false
   	oDoc = ThisComponent
	curFile = ThisComponent.getURL()
	directory = Left(curFile, Len(curFile)-23) 'this is the length of the .odt name
	filein = directory+"Protected_crossing.scad"
	fileout = directory+"Protected_crossing_en.scad"	
	prefix="fr"
	tag1 = "//"+prefix+"::" 'prefix will remove previous line
	tag2 = "//"+prefix+":" 'prefix will remove following line
	tag3 = "/*"+prefix+":" 'prefix will remove following line
	tag4 = "language ="
	token = "ø" 'any rare character could do
	txtin = FreeFile()
	open filein for input as #txtin 
	txtout = FreeFile()
	open fileout for output as #txtout 
	do while not eof(txtin)
		line input #txtin, l3
		if Left(l2,5) = "/*fr+" Then 
			lrgcomment = true	
		endif
		if lrgcomment then
			if Left(l2,2) = "*/" Then 
				lrgcomment = false	
			endif
			l2= token
		endif
		if Left(l2,6) = tag1 Then 
	 		l2 =token 'remove current line
	 	endif
	 	if Left(l2,10) = tag4 Then 
	 		l2=token 'remove current line
	 	endif
	 	if l1&lt;&gt;token then
		    Print #txtout, l1
		endif    
	    l1=l2
	    l2=l3
	    if Left(l1,5) = tag2 Then
	    	l1 = token
	 	endif
	 	if Left(l1,5) = tag3 Then
	    	l1 = token
	 	endif
	loop
	Print #txtout, l1
	Print #txtout, l2
	close #txtin
	close #txtout
	msgbox "OpenSCAD removing translation don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